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1ehk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q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v5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a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a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bl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cfq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j8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ay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bz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dh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h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k3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m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mk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n5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qf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s8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v5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a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d2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jq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k1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kp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kt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mb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m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n6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o6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o6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ph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qt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tq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umw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formula="of:=SUM([.B1:.B34])" office:value-type="float" office:value="88">
            <text:p>88</text:p>
          </table:table-cell>
        </table:table-row>
        <table:table-row table:style-name="ro1">
          <table:table-cell office:value-type="string">
            <text:p>clus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ray </meta:initial-creator>
    <meta:creation-date>2014-12-11T15:57:48</meta:creation-date>
    <dc:date>2014-12-11T15:58:54</dc:date>
    <dc:creator>xray </dc:creator>
    <meta:editing-duration>PT24S</meta:editing-duration>
    <meta:editing-cycles>2</meta:editing-cycles>
    <meta:generator>LibreOffice/3.5$Linux_X86_64 LibreOffice_project/350m1$Build-2</meta:generator>
    <meta:document-statistic meta:table-count="3" meta:cell-count="70" meta:object-count="0"/>
  </office:meta>
</office:document-meta>
</file>